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Converter.setMappings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Converter.decode(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EventConverter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EventConverter.encode( 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faultEventConverter.getConstructor( String even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